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use-window-font-color="true"/>
    </style:style>
    <style:style style:name="P2" style:family="paragraph" style:parent-style-name="UrbanBody">
      <style:text-properties style:use-window-font-color="true" style:font-name="Times New Roman1" fo:font-size="12pt" style:font-size-asian="12pt" style:font-size-complex="12pt"/>
    </style:style>
    <style:style style:name="P3" style:family="paragraph" style:parent-style-name="UrbanBody">
      <style:text-properties style:use-window-font-color="true" fo:font-weight="normal" style:font-weight-asian="normal" style:font-weight-complex="normal"/>
    </style:style>
    <style:style style:name="P4"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5"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6"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ent-style-name="Frame_20_contents">
      <style:paragraph-properties fo:text-align="start" style:justify-single-word="false"/>
      <style:text-properties style:font-name="Arial" fo:font-size="12pt" officeooo:paragraph-rsid="00070c34" style:font-size-asian="12pt" style:font-size-complex="12pt"/>
    </style:style>
    <style:style style:name="P9" style:family="paragraph" style:parent-style-name="Standard">
      <style:paragraph-properties fo:text-align="start" style:justify-single-word="false"/>
      <style:text-properties style:font-name="Arial" fo:font-size="11pt" officeooo:paragraph-rsid="00070c34" style:font-size-asian="11pt" style:font-size-complex="11pt"/>
    </style:style>
    <style:style style:name="P10" style:family="paragraph" style:parent-style-name="Standard">
      <style:text-properties officeooo:paragraph-rsid="00070c34"/>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070c34" style:font-size-asian="10pt" style:font-size-complex="10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9"><office:annotation><dc:creator>Gauthier Bastien</dc:creator><dc:date>2011-01-13T14:56:41</dc:date><text:p text:style-name="P12">do text</text:p><text:p text:style-name="P12">from document(at=header, format='odt')</text:p></office:annotation><text:span text:style-name="T2">Import depuis header.odt</text:span></text:p>
          </table:table-cell>
          <table:table-cell table:style-name="Tableau2.A1" office:value-type="string">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true="&quot;mailed_data.getSignaletic()&quot;" text:string-value-if-false="">mailed_data.getSignaletic()</text:conditional-text></text:span><text:span text:style-name="T11"><text:s/></text:span><text:span text:style-name="T10"><text:conditional-text text:condition="ooow:&quot;view.do_mailing()&quot;" text:string-value-if-true="&quot;None&quot;" text:string-value-if-false="">None</text:conditional-text></text:span><text:span text:style-name="T11"><text:s/></text:span><text:span text:style-name="T10"><text:conditional-text text:condition="ooow:&quot;view.do_mailing()&quot;" text:string-value-if-true="&quot;None&quot;" text:string-value-if-false="">None</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4"/>
      <text:p text:style-name="P2">Vu la requête en date du <text:span text:style-name="T4">[DATE]</text:span> par laquelle <text:text-input text:description="Titre du demandeur">applicantobj.getPersonTitleValue()</text:text-input><text:s/><text:text-input text:description="Titre du demandeur">applicantobj.getName1()</text:text-input><text:s/><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text:s/>à </text:span><text:span text:style-name="T6"><text:text-input text:description="Titre du demandeur">applicantobj.getZipcode()</text:text-input></text:span><text:span text:style-name="T6"><text:s/></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destiné à permettre l’évacuation des eaux de drainage et de ruissellement en provenance de son(leur) immeuble sis sur la parcelle cadastrée </text:span><text:span text:style-name="T6"><text:text-input text:description="Titre du demandeur">licence_view.get_parcels()</text:text-input></text:span></text:p>
      <text:p text:style-name="P3"/>
      <text:p text:style-name="UrbanTitle3">DECIDE : </text:p>
      <text:p text:style-name="UrbanBody"/>
      <text:p text:style-name="P1">L’autorisation sollicitée est accordée aux conditions ci-après :</text:p>
      <text:p text:style-name="P1">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1">2.- la conduite sera formée en tuyaux de PVC, suffisamment résistante et à joints parfaitement étanches de manière à empêcher toute fuite ou infiltration dans le sol de la route;</text:p>
      <text:p text:style-name="P1">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1">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d'épuration</text:span>; </text:p>
      <text:p text:style-name="P1">5.- les agents de la Commune auront toujours le droit de pénétrer en tout temps dans la partie de la <text:soft-page-break/>propriété du requérant afin de s’assurer que les conditions de la présente autorisation restent strictement observées ; </text:p>
      <text:p text:style-name="P1">6.- <text:span text:style-name="T7">l’(les) impétrant(s) est(sont) responsable(s)</text:span> tant à l'égard des tiers qu'envers la commune des dégâts, accidents ou dommages, comme aussi des conséquences de toutes natures qui résulteraient de l'établissement ou de l'existence de l'ouvrage autorisé;</text:p>
      <text:p text:style-name="P1">7.- toutes les clauses contenues dans la présente autorisation sont exécutoires par les représentants ou successeurs de l'impétrant;</text:p>
      <text:p text:style-name="P1">8.- la présente autorisation n’est accordée qu’à titre précaire et sans aucune reconnaissance d’un droit au profit de l’impétrant ;</text:p>
      <text:p text:style-name="UrbanBody"/>
      <text:p text:style-name="P5"/>
      <text:p text:style-name="P6"/>
      <text:p text:style-name="UrbanBody"/>
      <text:p text:style-name="UrbanBody"><text:span text:style-name="T1"><office:annotation><dc:creator>sde </dc:creator><dc:date>2011-07-27T10:02:32</dc:date><text:p text:style-name="P12">do text</text:p><text:p text:style-name="P12">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44.072661731</dc:date>
    <meta:editing-duration>PT8H39M15S</meta:editing-duration>
    <meta:editing-cycles>49</meta:editing-cycles>
    <meta:generator>LibreOffice/6.4.6.2$Linux_X86_64 LibreOffice_project/40$Build-2</meta:generator>
    <meta:document-statistic meta:table-count="2" meta:image-count="0" meta:object-count="0" meta:page-count="2" meta:paragraph-count="23" meta:word-count="437" meta:character-count="3000" meta:non-whitespace-character-count="2603"/>
  </office:meta>
</office:document-meta>
</file>